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3cm" svg:stroke-color="#e6e6ff" draw:marker-start-width="0.65cm" draw:marker-end-width="0.65cm" draw:fill="none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svg:stroke-width="0.2cm" svg:stroke-color="#e6e6ff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cm" draw:marker-start-width="0.2cm" draw:marker-end-width="0.2cm" draw:fill="solid" draw:fill-color="#e6e6ff" draw:textarea-horizontal-align="justify" draw:textarea-vertical-align="top" draw:auto-grow-height="false" fo:min-height="0cm" fo:min-width="0cm" fo:padding-top="0.33cm" fo:padding-bottom="0.125cm" fo:padding-left="0.25cm" fo:padding-right="0.25cm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32pt"/>
    </style:style>
    <style:style style:name="P5" style:family="paragraph">
      <style:paragraph-properties fo:margin-left="0cm" fo:margin-right="0cm" fo:text-align="center" fo:text-indent="0cm"/>
      <style:text-properties fo:font-size="16pt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32pt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4.5cm" svg:height="3.5cm" svg:x="2.05cm" svg:y="2.135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05cm" svg:y1="2.635cm" svg:x2="6.55cm" svg:y2="2.635cm">
          <text:p text:style-name="P2"/>
        </draw:line>
        <draw:custom-shape draw:style-name="gr3" draw:text-style-name="P1" draw:layer="layout" svg:width="4.5cm" svg:height="0.5cm" svg:x="2.05cm" svg:y="2.135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2cm" svg:x="3.05cm" svg:y="3.135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907.956817273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3.5cm" svg:height="1.675cm" svg:x="2.55cm" svg:y="3.135cm">
          <draw:text-box>
            <text:p text:style-name="P2">Visualisie-</text:p>
            <text:p text:style-name="P3">rungen</text:p>
          </draw:text-box>
        </draw:frame>
        <draw:custom-shape draw:style-name="gr1" draw:text-style-name="P1" draw:id="id3" draw:layer="layout" svg:width="4.5cm" svg:height="3.5cm" svg:x="2.05cm" svg:y="6.635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05cm" svg:y1="7.135cm" svg:x2="6.55cm" svg:y2="7.135cm">
          <text:p text:style-name="P2"/>
        </draw:line>
        <draw:custom-shape draw:style-name="gr3" draw:text-style-name="P1" draw:layer="layout" svg:width="4.5cm" svg:height="0.5cm" svg:x="2.05cm" svg:y="6.635cm">
          <text:p text:style-name="P2"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55cm" svg:y1="7.635cm" svg:x2="6.05cm" svg:y2="7.635cm">
          <text:p text:style-name="P2"/>
        </draw:line>
        <draw:line draw:style-name="gr6" draw:text-style-name="P1" draw:layer="layout" svg:x1="2.55cm" svg:y1="8.635cm" svg:x2="5.05cm" svg:y2="8.635cm">
          <text:p text:style-name="P2"/>
        </draw:line>
        <draw:line draw:style-name="gr6" draw:text-style-name="P1" draw:layer="layout" svg:x1="2.55cm" svg:y1="8.135cm" svg:x2="5.55cm" svg:y2="8.135cm">
          <text:p text:style-name="P2"/>
        </draw:line>
        <draw:line draw:style-name="gr6" draw:text-style-name="P1" draw:layer="layout" svg:x1="2.55cm" svg:y1="9.135cm" svg:x2="6.05cm" svg:y2="9.135cm">
          <text:p text:style-name="P2"/>
        </draw:line>
        <draw:line draw:style-name="gr6" draw:text-style-name="P1" draw:layer="layout" svg:x1="2.55cm" svg:y1="9.635cm" svg:x2="4.55cm" svg:y2="9.635cm">
          <text:p text:style-name="P2"/>
        </draw:line>
        <draw:frame draw:style-name="gr5" draw:text-style-name="P3" draw:layer="layout" svg:width="3.5cm" svg:height="1.675cm" svg:x="2.55cm" svg:y="7.635cm">
          <draw:text-box>
            <text:p text:style-name="P3">Web-browser</text:p>
          </draw:text-box>
        </draw:frame>
        <draw:custom-shape draw:style-name="gr7" draw:text-style-name="P4" draw:id="id2" draw:layer="layout" svg:width="4cm" svg:height="5.5cm" svg:x="9.05cm" svg:y="3.135cm">
          <text:p text:style-name="P4"><text:span text:style-name="T1">PPL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1.5cm" svg:height="1cm" svg:x="17.55cm" svg:y="3.13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1.5cm" svg:height="1cm" svg:x="17.55cm" svg:y="7.63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2.5cm" svg:height="1.5cm" svg:x="15.55cm" svg:y="5.135cm">
          <text:p text:style-name="P2"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6.55cm" svg:y1="3.885cm" svg:x2="9.05cm" svg:y2="5.885cm" draw:start-shape="id1" draw:start-glue-point="1" draw:end-shape="id2" draw:end-glue-point="3">
          <text:p text:style-name="P2"/>
        </draw:connector>
        <draw:connector draw:style-name="gr8" draw:text-style-name="P1" draw:layer="layout" draw:type="curve" svg:x1="6.55cm" svg:y1="8.385cm" svg:x2="9.05cm" svg:y2="5.885cm" draw:start-shape="id3" draw:start-glue-point="1" draw:end-shape="id2" draw:end-glue-point="3">
          <text:p text:style-name="P2"/>
        </draw:connector>
        <draw:connector draw:style-name="gr8" draw:text-style-name="P1" draw:layer="layout" draw:type="curve" svg:x1="13.05cm" svg:y1="5.885cm" svg:x2="15.55cm" svg:y2="5.885cm" draw:start-shape="id2" draw:start-glue-point="1" draw:end-shape="id4">
          <text:p text:style-name="P2"/>
        </draw:connector>
        <draw:connector draw:style-name="gr8" draw:text-style-name="P1" draw:layer="layout" draw:type="curve" svg:x1="13.05cm" svg:y1="5.885cm" svg:x2="17.55cm" svg:y2="3.635cm" draw:start-shape="id2" draw:start-glue-point="1" draw:end-shape="id5">
          <text:p text:style-name="P2"/>
        </draw:connector>
        <draw:connector draw:style-name="gr8" draw:text-style-name="P1" draw:layer="layout" draw:type="curve" svg:x1="13.05cm" svg:y1="5.885cm" svg:x2="17.55cm" svg:y2="8.135cm" draw:start-shape="id2" draw:start-glue-point="1" draw:end-shape="id6" draw:end-glue-point="3">
          <text:p text:style-name="P2"/>
        </draw:connector>
        <draw:line draw:style-name="gr9" draw:text-style-name="P1" draw:layer="layout" svg:x1="7.55cm" svg:y1="0.635cm" svg:x2="7.55cm" svg:y2="11.135cm">
          <text:p text:style-name="P2"/>
        </draw:line>
        <draw:line draw:style-name="gr9" draw:text-style-name="P1" draw:layer="layout" svg:x1="14.55cm" svg:y1="1.135cm" svg:x2="14.55cm" svg:y2="11.135cm">
          <text:p text:style-name="P2"/>
        </draw:line>
        <draw:frame draw:style-name="gr10" draw:text-style-name="P6" draw:layer="layout" svg:width="4.5cm" svg:height="0.882cm" svg:x="2.05cm" svg:y="0.753cm">
          <draw:text-box>
            <text:p text:style-name="P5"><text:span text:style-name="T2">Applikationen</text:span></text:p>
          </draw:text-box>
        </draw:frame>
        <draw:frame draw:style-name="gr10" draw:text-style-name="P5" draw:layer="layout" svg:width="4cm" svg:height="0.882cm" svg:x="9.05cm" svg:y="0.753cm">
          <draw:text-box>
            <text:p text:style-name="P5"><text:span text:style-name="T2">Schnittstelle</text:span></text:p>
          </draw:text-box>
        </draw:frame>
        <draw:frame draw:style-name="gr10" draw:text-style-name="P5" draw:layer="layout" svg:width="4.5cm" svg:height="0.882cm" svg:x="15.05cm" svg:y="0.753cm">
          <draw:text-box>
            <text:p text:style-name="P5"><text:span text:style-name="T2">Gerä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635cm" fo:margin-bottom="0.672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Win32 OpenOffice.org_project/680m104$Build-8913</meta:generator>
    <meta:initial-creator>Hannes Matuschek</meta:initial-creator>
    <meta:creation-date>2005-06-03T22:53:58</meta:creation-date>
    <dc:creator>Hannes Matuschek</dc:creator>
    <dc:date>2005-06-03T23:12:10</dc:date>
    <dc:language>en-US</dc:language>
    <meta:editing-cycles>3</meta:editing-cycles>
    <meta:editing-duration>PT18M51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